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1d34c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Appendix A: Mathematical Proof of Emergent Curvature</text:span></text:h>
      <text:h text:style-name="Heading_20_3" text:outline-level="3"><text:span text:style-name="Strong_20_Emphasis">A.1 Purpose</text:span></text:h>
      <text:p text:style-name="Text_20_body">Demonstrate that the Base Morphogenic Field (BMF) framework can <text:span text:style-name="Strong_20_Emphasis">generate curvature-like behavior</text:span> using only operator dynamics on a pre-geometric substrate Φ0​, without assuming a metric or classical spacetime.</text:p>
      <text:h text:style-name="Heading_20_3" text:outline-level="3"><text:span text:style-name="Strong_20_Emphasis">A.2 Definitions</text:span></text:h>
      <text:p text:style-name="Text_20_body">Let:</text:p>
      <text:list text:style-name="L1">
        <text:list-item>
          <text:p text:style-name="P1">Ψ(x,y,z,t): Generative field evolving in pre-geometry</text:p>
        </text:list-item>
        <text:list-item>
          <text:p text:style-name="P1">Φ0​(x,y,z): Coherent substrate, e.g., Φ0​=e−(x2+y2+z2)</text:p>
        </text:list-item>
        <text:list-item>
          <text:p text:style-name="P1">Operators:</text:p>
          <text:list>
            <text:list-item>
              <text:p text:style-name="P1">C^: Curve — Laplacian</text:p>
            </text:list-item>
            <text:list-item>
              <text:p text:style-name="P1">R^: Resistance — mass/energy potential</text:p>
            </text:list-item>
            <text:list-item>
              <text:p text:style-name="P1">Others (Line, Movement) are defined but not used in this derivation</text:p>
            </text:list-item>
          </text:list>
        </text:list-item>
      </text:list>
      <text:p text:style-name="Text_20_body">The evolution equation:</text:p>
      <text:p text:style-name="Text_20_body">∂t∂Ψ​=C^Ψ+R^Ψ+Φ0​<text:span text:style-name="T1">lets get though the ideas , get them down and then we can go back and get the note book setup, it keeps it in a flow state for me, to much jumping around this organic brain sare not good with that structu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23:17:37.850583604</meta:creation-date>
    <dc:date>2025-08-26T23:45:24.792022106</dc:date>
    <meta:editing-duration>PT17M16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13" meta:word-count="69" meta:character-count="786" meta:non-whitespace-character-count="411"/>
  </office:meta>
</office:document-meta>
</file>